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VILCA CHINO ELIZABETH TATI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CA CHINO, ELIZABETH TATIAN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1</text:span>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11" office:value-type="string">
            <text:p text:style-name="P3">Cant.Cajas: <text:span text:style-name="T7">1</text:span>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11" office:value-type="string">
            <text:p text:style-name="P3">Cant.Cajas: <text:span text:style-name="T7">1</text:span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1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6:4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09:0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